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28in"/>
    </style:style>
    <style:style style:name="co3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ce1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BOM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Collated Components: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Purchase link:</text:p>
          </table:table-cell>
          <table:table-cell table:style-name="Default" office:value-type="string" calcext:value-type="string">
            <text:p>Order qty:</text:p>
          </table:table-cell>
          <table:table-cell office:value-type="string" calcext:value-type="string">
            <text:p>unit price (EUR)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Stock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Headers Arduino_UNO_R3</text:p>
          </table:table-cell>
          <table:table-cell office:value-type="string" calcext:value-type="string">
            <text:p>MCU_Module:Arduino_UNO_R3</text:p>
          </table:table-cell>
          <table:table-cell office:value-type="string" calcext:value-type="string">
            <text:p>Module:Arduino_UNO_R3</text:p>
          </table:table-cell>
          <table:table-cell office:value-type="string" calcext:value-type="string">
            <text:p>https://www.arduino.cc/en/Main/arduinoBoardUno</text:p>
          </table:table-cell>
          <table:table-cell office:value-type="string" calcext:value-type="string">
            <text:p>https://eu.mouser.com/ProductDetail/TE-Connectivity/9-146274-0?qs=g1eCW3XhYQKtxd9G6KjUhA%3D%3D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table:formula="of:=[.J7]*[.K7]" office:value-type="float" office:value="8.26" calcext:value-type="float">
            <text:p>8.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Panasonic/EEE-0JA102P?qs=ANJC8C65Mw6KDNffTW8%2Fyw%3D%3D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  <table:table-cell table:formula="of:=[.J8]*[.K8]" office:value-type="float" office:value="2.43" calcext:value-type="float">
            <text:p>2.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3, C5, C8, 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Samsung-Electro-Mechanics/CL21A106KOQNNNG?qs=sGAEpiMZZMvsSlwiRhF8qiamir66WTSkBRoD9MoKPnM%3D</text:p>
          </table:table-cell>
          <table:table-cell office:value-type="float" office:value="15" calcext:value-type="float">
            <text:p>15</text:p>
          </table:table-cell>
          <table:table-cell office:value-type="float" office:value="0.041" calcext:value-type="float">
            <text:p>0.041</text:p>
          </table:table-cell>
          <table:table-cell table:formula="of:=[.J9]*[.K9]" office:value-type="float" office:value="0.615" calcext:value-type="float">
            <text:p>0.6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4, C6, C7,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KYOCERA-AVX/08055C104KAT2A?qs=sGAEpiMZZMvsSlwiRhF8qsUJX4ZZq7O1fj1ZNAE%252BSKM%3D</text:p>
          </table:table-cell>
          <table:table-cell office:value-type="float" office:value="15" calcext:value-type="float">
            <text:p>15</text:p>
          </table:table-cell>
          <table:table-cell office:value-type="float" office:value="0.037" calcext:value-type="float">
            <text:p>0.037</text:p>
          </table:table-cell>
          <table:table-cell table:formula="of:=[.J10]*[.K10]" office:value-type="float" office:value="0.555" calcext:value-type="float">
            <text:p>0.55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CC0805CRNPO9BN3R0?qs=sGAEpiMZZMvsSlwiRhF8qtfYLhfk%2FiLlA0d%2F5YnG1CM%3D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table:formula="of:=[.J11]*[.K11]" office:value-type="float" office:value="0.33" calcext:value-type="float">
            <text:p>0.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CC0805KRX7R9BB471?qs=sGAEpiMZZMvsSlwiRhF8qj9NgEuXmwzvXx46t%2FNza8g%3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J12]*[.K12]" office:value-type="float" office:value="0.3" calcext:value-type="float">
            <text:p>0.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Micro-Commercial-Components-MCC/1N4148W-TP?qs=KFo7JewZbUH7wCMabJ4EeQ%3D%3D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table:formula="of:=[.J13]*[.K13]" office:value-type="float" office:value="0.73" calcext:value-type="float">
            <text:p>0.7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OUT_EN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4]*[.K14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5]*[.K15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RGR'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6]*[.K16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7]*[.K17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FH 213</text:p>
          </table:table-cell>
          <table:table-cell office:value-type="string" calcext:value-type="string">
            <text:p>Device:D_Photo</text:p>
          </table:table-cell>
          <table:table-cell office:value-type="string" calcext:value-type="string">
            <text:p>LED_THT:LED_D5.0mm_IRGre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ams-OSRAM/SFH-213?qs=K5ta8V%252BWhtZez2QtPyLV%2FA%3D%3D</text:p>
          </table:table-cell>
          <table:table-cell office:value-type="float" office:value="3" calcext:value-type="float">
            <text:p>3</text:p>
          </table:table-cell>
          <table:table-cell office:value-type="float" office:value="0.87" calcext:value-type="float">
            <text:p>0.87</text:p>
          </table:table-cell>
          <table:table-cell table:formula="of:=[.J18]*[.K18]" office:value-type="float" office:value="2.61" calcext:value-type="float">
            <text:p>2.6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19]*[.K19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SMA_Amphenol_901-144_Vertical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https://eu.mouser.com/ProductDetail/LPRS/SMA-CONNECTOR?qs=j%252B1pi9TdxUYkOiITvzJM8A%3D%3D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formula="of:=[.J20]*[.K20]"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E-STOP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TerminalBlock:TerminalBlock_Altech_AK300-3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Phoenix-Contact/1989450?qs=eiqBpq341KUnxU2vkrnl4g%3D%3D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  <table:table-cell table:formula="of:=[.J21]*[.K21]" office:value-type="float" office:value="2.16" calcext:value-type="float">
            <text:p>2.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2]*[.K22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or:Screw_Terminal_01x06</text:p>
          </table:table-cell>
          <table:table-cell office:value-type="string" calcext:value-type="string">
            <text:p>TerminalBlock_Altech:Altech_AK300_1x06_P5.00mm_45-Degre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Phoenix-Contact/1989489?qs=eiqBpq341KVIDWhK3namTw%3D%3D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table:formula="of:=[.J23]*[.K23]" office:value-type="float" office:value="4.38" calcext:value-type="float">
            <text:p>4.3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DP-C BOB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Wurth-Elektronik/61301021821?qs=W%252B2sBeLta1YA5oaKnMERsA%3D%3D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table:formula="of:=[.J24]*[.K24]" office:value-type="float" office:value="2.37" calcext:value-type="float">
            <text:p>2.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Phoenix-Contact/1989447?qs=eiqBpq341KXr6CNtM3KBOw%3D%3D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table:formula="of:=[.J25]*[.K25]" office:value-type="float" office:value="1.44" calcext:value-type="float">
            <text:p>1.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6]*[.K26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HW E-STOP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7]*[.K27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 JP3</text:p>
          </table:table-cell>
          <table:table-cell office:value-type="string" calcext:value-type="string">
            <text:p>INTR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2Bar_RoundedPad1.0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[.J28]*[.K28]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ransistor_FET: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BSS138-D.PDF</text:p>
          </table:table-cell>
          <table:table-cell office:value-type="string" calcext:value-type="string">
            <text:p>https://eu.mouser.com/ProductDetail/Taiwan-Semiconductor/BSS138-RFG?qs=CiayqK2gdcIdWgbW3EO6bQ%3D%3D</text:p>
          </table:table-cell>
          <table:table-cell office:value-type="float" office:value="20" calcext:value-type="float">
            <text:p>20</text:p>
          </table:table-cell>
          <table:table-cell office:value-type="float" office:value="0.274" calcext:value-type="float">
            <text:p>0.274</text:p>
          </table:table-cell>
          <table:table-cell table:formula="of:=[.J29]*[.K29]" office:value-type="float" office:value="5.48" calcext:value-type="float">
            <text:p>5.4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, R5, R7, R8, R9, R10, R11, R18, R19, R21, R22, R24, R25, R27, R28, R30, R31, R34, R38, R39, 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RC0805JR-0710KL?qs=sGAEpiMZZMvdGkrng054t%252BZQNaZdkHZDBz%2FtvpoOo38%3D</text:p>
          </table:table-cell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formula="of:=[.J30]*[.K30]"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RT0805FRE0749R9L?qs=sGAEpiMZZMvdGkrng054t98Xz4DA4UW4kTs%252B9IGZKB8%3D</text:p>
          </table:table-cell>
          <table:table-cell office:value-type="float" office:value="10" calcext:value-type="float">
            <text:p>10</text:p>
          </table:table-cell>
          <table:table-cell office:value-type="float" office:value="0.081" calcext:value-type="float">
            <text:p>0.081</text:p>
          </table:table-cell>
          <table:table-cell table:formula="of:=[.J31]*[.K31]" office:value-type="float" office:value="0.81" calcext:value-type="float">
            <text:p>0.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, R4, R12, R13, R14, R15, R16, 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RC0805JR-101KL?qs=sGAEpiMZZMvdGkrng054t8AJgcdMkx7xRN6oYSHXQ3g%3D</text:p>
          </table:table-cell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formula="of:=[.J32]*[.K32]"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6, R20, R23, R26, R29, R32, R33</text:p>
          </table:table-cell>
          <table:table-cell office:value-type="string" calcext:value-type="string">
            <text:p>N.P.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RC0805JR-100RL?qs=sGAEpiMZZMvdGkrng054t8AJgcdMkx7xvHZN2v98uQw%3D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formula="of:=[.J33]*[.K33]" office:value-type="float" office:value="0.32" calcext:value-type="float">
            <text:p>0.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5, R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eu.mouser.com/ProductDetail/YAGEO/RC0805JR-13100RL?qs=sGAEpiMZZMvdGkrng054t8AJgcdMkx7xRAud5tvsUWs%3D</text:p>
          </table:table-cell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formula="of:=[.J34]*[.K34]"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4725xxx-xCH</text:p>
          </table:table-cell>
          <table:table-cell office:value-type="string" calcext:value-type="string">
            <text:p>Analog_DAC:MCP4725xxx-xCH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1.microchip.com/downloads/en/DeviceDoc/22039d.pdf</text:p>
          </table:table-cell>
          <table:table-cell office:value-type="string" calcext:value-type="string">
            <text:p>https://eu.mouser.com/ProductDetail/SparkFun/BOB-12918?qs=WyAARYrbSnZElsWSnCaKMQ%3D%3D</text:p>
          </table:table-cell>
          <table:table-cell office:value-type="float" office:value="3" calcext:value-type="float">
            <text:p>3</text:p>
          </table:table-cell>
          <table:table-cell office:value-type="float" office:value="5.95" calcext:value-type="float">
            <text:p>5.95</text:p>
          </table:table-cell>
          <table:table-cell table:formula="of:=[.J35]*[.K35]" office:value-type="float" office:value="17.85" calcext:value-type="float">
            <text:p>17.8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PA2727</text:p>
          </table:table-cell>
          <table:table-cell office:value-type="string" calcext:value-type="string">
            <text:p>Amplifier_Operational:MCP6L02x-xMS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1.microchip.com/downloads/en/devicedoc/22140b.pdf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36]*[.K36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IC5205-3.3YM5</text:p>
          </table:table-cell>
          <table:table-cell office:value-type="string" calcext:value-type="string">
            <text:p>Regulator_Linear:MIC5205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5785A.pdf</text:p>
          </table:table-cell>
          <table:table-cell office:value-type="string" calcext:value-type="string">
            <text:p>https://eu.mouser.com/ProductDetail/Microchip-Technology-Atmel/MIC5205-3.3YM5-TR?qs=U6T8BxXiZAUfeWKvTx3acw%3D%3D</text:p>
          </table:table-cell>
          <table:table-cell office:value-type="float" office:value="3" calcext:value-type="float">
            <text:p>3</text:p>
          </table:table-cell>
          <table:table-cell office:value-type="float" office:value="0.58" calcext:value-type="float">
            <text:p>0.58</text:p>
          </table:table-cell>
          <table:table-cell table:formula="of:=[.J37]*[.K37]" office:value-type="float" office:value="1.74" calcext:value-type="float">
            <text:p>1.7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Total price EUR:</text:p>
          </table:table-cell>
          <table:table-cell table:style-name="ce3" table:formula="of:=SUM([.L7:.L37])" office:value-type="float" office:value="69.88" calcext:value-type="float">
            <text:p>69.8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9:49:42.017981983</meta:creation-date>
    <dc:date>2023-02-01T19:25:36.238649418</dc:date>
    <meta:editing-duration>P1DT5H36M44S</meta:editing-duration>
    <meta:editing-cycles>7</meta:editing-cycles>
    <meta:generator>LibreOffice/7.4.5.1$Linux_X86_64 LibreOffice_project/5b836ae11a8f2f3ddf6e88bcd7da796d725223ae</meta:generator>
    <meta:document-statistic meta:table-count="1" meta:cell-count="360" meta:object-count="0"/>
  </office:meta>
</office:document-meta>
</file>